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8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number-columns-repeated="16382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11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number-columns-repeated="16382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11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number-columns-repeated="16382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number-columns-repeated="16382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number-columns-repeated="16382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number-columns-repeated="16382"/>
        </table:table-row>
        <table:table-row table:style-name="ro2">
          <table:table-cell office:value-type="float" office:value="119" table:style-name="ce5">
            <text:p>119</text:p>
          </table:table-cell>
          <table:table-cell office:value-type="string" table:style-name="ce11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number-columns-repeated="16382"/>
        </table:table-row>
        <table:table-row table:style-name="ro2">
          <table:table-cell office:value-type="float" office:value="120" table:style-name="ce5">
            <text:p>1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1" table:style-name="ce5">
            <text:p>1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2" table:style-name="ce5">
            <text:p>1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3" table:style-name="ce5">
            <text:p>1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4" table:style-name="ce5">
            <text:p>1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5" table:style-name="ce5">
            <text:p>1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6" table:style-name="ce5">
            <text:p>1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7" table:style-name="ce5">
            <text:p>1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8" table:style-name="ce5">
            <text:p>1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9" table:style-name="ce5">
            <text:p>1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0" table:style-name="ce5">
            <text:p>1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1" table:style-name="ce5">
            <text:p>1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2" table:style-name="ce5">
            <text:p>1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3" table:style-name="ce5">
            <text:p>1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4" table:style-name="ce5">
            <text:p>1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5" table:style-name="ce5">
            <text:p>1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6" table:style-name="ce5">
            <text:p>1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7" table:style-name="ce5">
            <text:p>1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8" table:style-name="ce5">
            <text:p>1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11"/>
          <table:table-cell table:number-columns-repeated="16382"/>
        </table:table-row>
        <table:table-row table:style-name="ro10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5" table:style-name="ce5">
            <text:p>425</text:p>
          </table:table-cell>
          <table:table-cell table:style-name="ce9"/>
          <table:table-cell table:number-columns-repeated="16382"/>
        </table:table-row>
        <table:table-row table:style-name="ro10">
          <table:table-cell office:value-type="float" office:value="426" table:style-name="ce5">
            <text:p>426</text:p>
          </table:table-cell>
          <table:table-cell table:style-name="ce9"/>
          <table:table-cell table:number-columns-repeated="16382"/>
        </table:table-row>
        <table:table-row table:number-rows-repeated="1048149" table:style-name="ro10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database-ranges>
        <table:database-range table:target-range-address="Задачи.A1:Задачи.J42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0-10T17:47:41Z</dc:date>
    <meta:editing-cycles>1</meta:editing-cycles>
    <meta:editing-duration>PT53S</meta:editing-duration>
  </office:meta>
</office:document-meta>
</file>